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officeooo:rsid="0017d9a9" officeooo:paragraph-rsid="0017d9a9" style:font-style-asian="italic" style:font-style-complex="italic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12dd8f" officeooo:paragraph-rsid="0012dd8f"/>
    </style:style>
    <style:style style:name="P4" style:family="paragraph" style:parent-style-name="Standard">
      <style:text-properties fo:font-style="italic" officeooo:rsid="0012dd8f" officeooo:paragraph-rsid="0012dd8f" style:font-style-asian="italic" style:font-style-complex="italic"/>
    </style:style>
    <style:style style:name="P5" style:family="paragraph" style:parent-style-name="Standard">
      <style:text-properties fo:font-style="italic" officeooo:rsid="0012dd8f" officeooo:paragraph-rsid="0014778e" style:font-style-asian="italic" style:font-style-complex="italic"/>
    </style:style>
    <style:style style:name="P6" style:family="paragraph" style:parent-style-name="Standard">
      <style:text-properties fo:font-style="italic" officeooo:rsid="0016159d" officeooo:paragraph-rsid="0016159d" style:font-style-asian="italic" style:font-style-complex="italic"/>
    </style:style>
    <style:style style:name="P7" style:family="paragraph" style:parent-style-name="Standard">
      <style:text-properties fo:font-style="italic" officeooo:rsid="0016159d" officeooo:paragraph-rsid="0017d9a9" style:font-style-asian="italic" style:font-style-complex="italic"/>
    </style:style>
    <style:style style:name="P8" style:family="paragraph" style:parent-style-name="Standard">
      <style:text-properties fo:font-size="13pt" fo:font-weight="bold" officeooo:rsid="0012dd8f" officeooo:paragraph-rsid="0012dd8f" style:font-size-asian="13pt" style:font-weight-asian="bold" style:font-size-complex="13pt" style:font-weight-complex="bold"/>
    </style:style>
    <style:style style:name="P9" style:family="paragraph" style:parent-style-name="Standard">
      <style:text-properties fo:font-style="normal" fo:font-weight="normal" officeooo:rsid="001b8820" officeooo:paragraph-rsid="001b8820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officeooo:rsid="0012dd8f" officeooo:paragraph-rsid="0012dd8f" style:font-style-asian="normal" style:font-style-complex="normal"/>
    </style:style>
    <style:style style:name="P11" style:family="paragraph" style:parent-style-name="Standard">
      <style:text-properties fo:font-style="normal" officeooo:rsid="0014778e" officeooo:paragraph-rsid="0014778e" style:font-style-asian="normal" style:font-style-complex="normal"/>
    </style:style>
    <style:style style:name="P12" style:family="paragraph" style:parent-style-name="Standard">
      <style:text-properties fo:font-style="normal" officeooo:rsid="0016159d" officeooo:paragraph-rsid="0016159d" style:font-style-asian="normal" style:font-style-complex="normal"/>
    </style:style>
    <style:style style:name="P13" style:family="paragraph" style:parent-style-name="Standard">
      <style:text-properties fo:font-style="normal" officeooo:rsid="00199f62" officeooo:paragraph-rsid="00199f62" style:font-style-asian="normal" style:font-style-complex="normal"/>
    </style:style>
    <style:style style:name="P14" style:family="paragraph" style:parent-style-name="Standard">
      <style:text-properties fo:font-style="normal" officeooo:rsid="0017d9a9" officeooo:paragraph-rsid="0017d9a9" style:font-style-asian="normal" style:font-style-complex="normal"/>
    </style:style>
    <style:style style:name="P15" style:family="paragraph" style:parent-style-name="Standard">
      <style:text-properties fo:font-style="normal" officeooo:rsid="001d5e39" officeooo:paragraph-rsid="001d5e39" style:font-style-asian="normal" style:font-style-complex="normal"/>
    </style:style>
    <style:style style:name="P16" style:family="paragraph" style:parent-style-name="Standard">
      <style:text-properties fo:font-style="normal" officeooo:rsid="001eae17" officeooo:paragraph-rsid="001e0f78" style:font-style-asian="normal" style:font-style-complex="normal"/>
    </style:style>
    <style:style style:name="P17" style:family="paragraph" style:parent-style-name="Standard">
      <style:text-properties fo:font-style="normal" officeooo:rsid="00215d0f" officeooo:paragraph-rsid="00215d0f" style:font-style-asian="normal" style:font-style-complex="normal"/>
    </style:style>
    <style:style style:name="P18" style:family="paragraph" style:parent-style-name="Standard">
      <style:text-properties fo:font-style="normal" fo:font-weight="bold" officeooo:rsid="001b8820" officeooo:paragraph-rsid="001b8820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678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778e" style:font-style-asian="normal" style:font-style-complex="normal"/>
    </style:style>
    <style:style style:name="T5" style:family="text">
      <style:text-properties fo:font-style="normal" officeooo:rsid="0017d9a9" style:font-style-asian="normal" style:font-style-complex="normal"/>
    </style:style>
    <style:style style:name="T6" style:family="text">
      <style:text-properties fo:font-style="normal" officeooo:rsid="001fd722" style:font-style-asian="normal" style:font-style-complex="normal"/>
    </style:style>
    <style:style style:name="T7" style:family="text">
      <style:text-properties officeooo:rsid="002067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C Exposition Syntax Ideas</text:p>
      <text:p text:style-name="P3">Döbereiner/Schipper August 2016</text:p>
      <text:p text:style-name="P3"/>
      <text:p text:style-name="P3"/>
      <text:p text:style-name="P3">Any object is specified <text:span text:style-name="T7">in JSON-like syntax </text:span>by (* is required):</text:p>
      <text:p text:style-name="P3">{*<text:span text:style-name="T1">type</text:span><text:span text:style-name="T2">:type,</text:span><text:span text:style-name="T1"> *name:</text:span><text:span text:style-name="T2">name,</text:span><text:span text:style-name="T1"> pos: position, width: width, height: height, metadata...</text:span>}</text:p>
      <text:p text:style-name="P3"/>
      <text:p text:style-name="P4">Type <text:span text:style-name="T3">can be: text, <text:s/>image, audio, video, slideshow, pdf, sync, shape, note, 3dobject</text:span></text:p>
      <text:p text:style-name="P10"/>
      <text:p text:style-name="P5"><text:span text:style-name="T3">Position </text:span><text:span text:style-name="T4">defines the upper left corner of the object and </text:span><text:span text:style-name="T3">always specified as </text:span><text:span text:style-name="T4">an</text:span><text:span text:style-name="T3"> </text:span><text:a xlink:type="simple" xlink:href="mailto:x@y" text:style-name="Internet_20_link" text:visited-style-name="Visited_20_Internet_20_Link"><text:span text:style-name="T3">x@y</text:span></text:a><text:span text:style-name="T3"> </text:span><text:span text:style-name="T4">point. Position, width and height values can refer to other objects, e.g.: </text:span></text:p>
      <text:p text:style-name="P11"/>
      <text:p text:style-name="P5"><text:span text:style-name="T4">pos: </text:span><text:a xlink:type="simple" xlink:href="mailto:columnleft.x@columnleft.height" text:style-name="Internet_20_link" text:visited-style-name="Visited_20_Internet_20_Link"><text:span text:style-name="T4">columnleft.x@columnleft.height</text:span></text:a><text:span text:style-name="T4">+20</text:span></text:p>
      <text:p text:style-name="P11"/>
      <text:p text:style-name="P11">Getters: .x, .y, .height, .width, .left, .top, .right, .bottom</text:p>
      <text:p text:style-name="P11"/>
      <text:p text:style-name="P17">This implicitly creates groupings.</text:p>
      <text:p text:style-name="P11"/>
      <text:p text:style-name="P12">Metadata is expressed as a pair of keys and values, e.g.:</text:p>
      <text:p text:style-name="P12"/>
      <text:p text:style-name="P12">copyright: Jane Doe,</text:p>
      <text:p text:style-name="P12">padding-left: 20,</text:p>
      <text:p text:style-name="P12">opacity: 50,</text:p>
      <text:p text:style-name="P12"/>
      <text:p text:style-name="P7"><text:span text:style-name="T3">The text content can be expressed as markdown or html </text:span><text:span text:style-name="T5">(must be separated from surrounding content by blank lines)</text:span><text:span text:style-name="T3">.</text:span><text:span text:style-name="T4"> </text:span><text:span text:style-name="T3">The text object can contain other objects, which are positioned within the text, e.g.:</text:span></text:p>
      <text:p text:style-name="P12"/>
      <text:p text:style-name="P12">{<text:span text:style-name="T7">type:</text:span>text, <text:span text:style-name="T7">name:</text:span>intro1</text:p>
      <text:p text:style-name="P6"><text:span text:style-name="T3">pos: </text:span><text:a xlink:type="simple" xlink:href="mailto:10@10" text:style-name="Internet_20_link" text:visited-style-name="Visited_20_Internet_20_Link"><text:span text:style-name="T3">10@10</text:span></text:a></text:p>
      <text:p text:style-name="P12"/>
      <text:p text:style-name="P12"><text:span text:style-name="T7">content:</text:span>This is merely an introduction.</text:p>
      <text:p text:style-name="P6"><text:span text:style-name="T3">{image img1 </text:span><text:a xlink:type="simple" xlink:href="../../../../../../media/image1" text:style-name="Internet_20_link" text:visited-style-name="Visited_20_Internet_20_Link"><text:span text:style-name="T3">file:media/image1</text:span></text:a><text:span text:style-name="T3">}</text:span></text:p>
      <text:p text:style-name="P12"/>
      <text:p text:style-name="P13">Here is a table</text:p>
      <text:p text:style-name="P14"/>
      <text:p text:style-name="P1"><text:span text:style-name="Source_20_Text"><text:span text:style-name="T3">&lt;table&gt;</text:span></text:span></text:p>
      <text:p text:style-name="Preformatted_20_Text"><text:span text:style-name="Source_20_Text"><text:s text:c="4"/>&lt;tr&gt;</text:span></text:p>
      <text:p text:style-name="Preformatted_20_Text"><text:span text:style-name="Source_20_Text"><text:s text:c="8"/>&lt;td&gt;Foo&lt;/td&gt;</text:span></text:p>
      <text:p text:style-name="Preformatted_20_Text"><text:span text:style-name="Source_20_Text"><text:s text:c="4"/>&lt;/tr&gt;</text:span></text:p>
      <text:p text:style-name="P2"><text:span text:style-name="Source_20_Text">&lt;/table&gt;</text:span></text:p>
      <text:p text:style-name="P12">}</text:p>
      <text:p text:style-name="P12"/>
      <text:p text:style-name="P6"><text:span text:style-name="T3">Media files can be accessed by their name (without file ending). If media from a work are accessed the path is works/</text:span>worktitle<text:span text:style-name="T3">/</text:span>name.</text:p>
      <text:p text:style-name="P6"/>
      <text:p text:style-name="P6"/>
      <text:p text:style-name="P18">Questions</text:p>
      <text:p text:style-name="P9">How to determine default width and height values for text?</text:p>
      <text:p text:style-name="P15">How to integrate position relative to other objects in the graphical editor?</text:p>
      <text:p text:style-name="P12"/>
      <text:p text:style-name="P1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1:57:58.925020681</meta:creation-date>
    <dc:date>2016-08-23T09:41:37.642189260</dc:date>
    <meta:editing-duration>PT38M56S</meta:editing-duration>
    <meta:editing-cycles>14</meta:editing-cycles>
    <meta:generator>LibreOffice/5.1.5.2$Linux_X86_64 LibreOffice_project/10m0$Build-2</meta:generator>
    <meta:document-statistic meta:table-count="0" meta:image-count="0" meta:object-count="0" meta:page-count="1" meta:paragraph-count="29" meta:word-count="200" meta:character-count="1331" meta:non-whitespace-character-count="1142"/>
  </office:meta>
</office:document-meta>
</file>